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">Users stories </text:p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Users Stories</text:p>
          </table:table-cell>
          <table:table-cell table:style-name="Table1.A1" office:value-type="string">
            <text:p text:style-name="P3">Tâches</text:p>
          </table:table-cell>
          <table:table-cell table:style-name="Table1.A1" office:value-type="string">
            <text:p text:style-name="P3">En cours</text:p>
          </table:table-cell>
          <table:table-cell table:style-name="Table1.A1" office:value-type="string">
            <text:p text:style-name="P3">En test </text:p>
          </table:table-cell>
          <table:table-cell table:style-name="Table1.E1" office:value-type="string">
            <text:p text:style-name="P3">Terminée</text:p>
          </table:table-cell>
        </table:table-row>
        <table:table-row>
          <table:table-cell table:style-name="Table1.A2" office:value-type="string">
            <text:p text:style-name="P1">En tant que enseignant je veux pouvoir ajouter les notes.</text:p>
            <text:p text:style-name="P3"/>
          </table:table-cell>
          <table:table-cell table:style-name="Table1.A2" office:value-type="string">
            <text:p text:style-name="P3"><text:s/>- Créer une interface de saisie <text:s/></text:p>
            <text:p text:style-name="P3">-Créer méthode pour ajouter les <text:s/>notes</text:p>
          </table:table-cell>
          <table:table-cell table:style-name="Table1.A2" office:value-type="string">
            <text:p text:style-name="P3">X</text:p>
            <text:p text:style-name="P3"/>
            <text:p text:style-name="P3"/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En tant que enseignant je veux pouvoir calculer les moyennes des étudiant afin de savoir s'il a validé ou pas .</text:p>
            <text:p text:style-name="P3"/>
          </table:table-cell>
          <table:table-cell table:style-name="Table1.A2" office:value-type="string">
            <text:p text:style-name="P3"/>
            <text:p text:style-name="P3">-Créer la méthode de calcul de la moyenne </text:p>
            <text:p text:style-name="P3"/>
          </table:table-cell>
          <table:table-cell table:style-name="Table1.A2" office:value-type="string">
            <text:p text:style-name="P3">X</text:p>
            <text:p text:style-name="P3"/>
            <text:p text:style-name="P3"/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En tant que étudiant je veux pouvoir voir mes notes et mes moyennes </text:p>
            <text:p text:style-name="P3"/>
          </table:table-cell>
          <table:table-cell table:style-name="Table1.A2" office:value-type="string">
            <text:p text:style-name="P3">- Créer l'interface d'accès </text:p>
            <text:p text:style-name="P3">-Créer la méthode qui permet d'afficher </text:p>
          </table:table-cell>
          <table:table-cell table:style-name="Table1.A2" office:value-type="string">
            <text:p text:style-name="P3"/>
            <text:p text:style-name="P3">X</text:p>
            <text:p text:style-name="P3"/>
            <text:p text:style-name="P3">X</text:p>
          </table:table-cell>
          <table:table-cell table:style-name="Table1.A2" office:value-type="string">
            <text:p text:style-name="P3">X</text:p>
            <text:p text:style-name="P3"/>
            <text:p text:style-name="P3"/>
            <text:p text:style-name="P3">X</text:p>
          </table:table-cell>
          <table:table-cell table:style-name="Table1.E2" office:value-type="string">
            <text:p text:style-name="P3"/>
            <text:p text:style-name="P3"/>
            <text:p text:style-name="P3"/>
            <text:p text:style-name="P3">X</text:p>
          </table:table-cell>
        </table:table-row>
        <table:table-row>
          <table:table-cell table:style-name="Table1.A2" office:value-type="string">
            <text:p text:style-name="P1">En tant que professeur je veux pouvoir ajouter un étudiant et pouvoir le supprimer</text:p>
          </table:table-cell>
          <table:table-cell table:style-name="Table1.A2" office:value-type="string">
            <text:p text:style-name="P3">-Créer interface </text:p>
            <text:p text:style-name="P3">-Créer méthode d'ajout et de suppression d'un etudiant</text:p>
          </table:table-cell>
          <table:table-cell table:style-name="Table1.A2" office:value-type="string">
            <text:p text:style-name="P3">X</text:p>
            <text:p text:style-name="P3">X</text:p>
          </table:table-cell>
          <table:table-cell table:style-name="Table1.A2" office:value-type="string">
            <text:p text:style-name="P3">X</text:p>
            <text:p text:style-name="P3">X</text:p>
          </table:table-cell>
          <table:table-cell table:style-name="Table1.E2" office:value-type="string">
            <text:p text:style-name="P3"/>
            <text:p text:style-name="P3">X</text:p>
          </table:table-cell>
        </table:table-row>
        <table:table-row>
          <table:table-cell table:style-name="Table1.A2" office:value-type="string">
            <text:p text:style-name="P1">En tant que professeur je veux changer les notes,</text:p>
          </table:table-cell>
          <table:table-cell table:style-name="Table1.A2" office:value-type="string">
            <text:p text:style-name="P3">- Créer une méthode pour mettre a jour les notes et les moyennes 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3:48:29</meta:creation-date>
    <dc:date>2015-01-05T11:24:12</dc:date>
    <meta:editing-duration>PT28M56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1" meta:paragraph-count="38" meta:word-count="149" meta:character-count="761" meta:non-whitespace-character-count="638"/>
  </office:meta>
</office:document-meta>
</file>